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Chart" table:style-name="ta1">
        <table:table-column table:style-name="co1" table:default-cell-style-name="Default"/>
        <table:table-row table:style-name="ro1">
          <table:table-cell>
            <draw:frame table:end-cell-address="Chart.W62" table:end-x="0.991cm" table:end-y="0.323cm" draw:z-index="0" draw:style-name="gr1" svg:width="50.662cm" svg:height="26.386cm" svg:x="0cm" svg:y="0cm">
              <draw:object draw:notify-on-update-of-ranges="Data.A1:Data.A1 Data.A2:Data.A35 Data.B1:Data.B1 Data.B2:Data.B35 Data.C1:Data.C1 Data.C2:Data.C35 Data.D1:Data.D1 Data.D2:Data.D35 Data.E1:Data.E1 Data.E2:Data.E35 Data.F1:Data.F1 Data.F2:Data.F35 Data.G1:Data.G1 Data.G2:Data.G35 Data.H1:Data.H1 Data.H2:Data.H35 Data.I1:Data.I1 Data.I2:Data.I35 Data.J1:Data.J1 Data.J2:Data.J35 Data.K1:Data.K1 Data.K2:Data.K35 Data.L1:Data.L1 Data.L2:Data.L35 Data.M1:Data.M1 Data.M2:Data.M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"/>
          <table:table-cell table:style-name="ce3" office:value-type="string">
            <text:p><text:s/>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Dan</text:p>
          </table:table-cell>
          <table:table-cell table:style-name="ce3" office:value-type="string">
            <text:p>Charlie</text:p>
          </table:table-cell>
          <table:table-cell table:style-name="ce3" office:value-type="string">
            <text:p>Steve</text:p>
          </table:table-cell>
          <table:table-cell table:style-name="ce3" office:value-type="string">
            <text:p>Mark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Ashley</text:p>
          </table:table-cell>
          <table:table-cell table:style-name="ce3" office:value-type="string">
            <text:p>Kenny</text:p>
          </table:table-cell>
          <table:table-cell table:style-name="ce3" office:value-type="string">
            <text:p>Kieran</text:p>
          </table:table-cell>
          <table:table-cell table:style-name="ce3" office:value-type="string">
            <text:p>Android-Dev</text:p>
          </table:table-cell>
          <table:table-cell table:style-name="ce3" office:value-type="string">
            <text:p>Web-Dev</text:p>
          </table:table-cell>
        </table:table-row>
        <table:table-row table:style-name="ro2">
          <table:table-cell table:style-name="ce1" office:value-type="string">
            <text:p>Group Project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0">
            <text:p>120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Documentation Deadline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Final Report</text:p>
          </table:table-cell>
          <table:table-cell table:style-name="ce1" office:value-type="float" office:value="80">
            <text:p>80</text:p>
          </table:table-cell>
          <table:table-cell table:style-name="ce1" table:number-columns-repeated="3"/>
          <table:table-cell table:style-name="ce1" office:value-type="float" office:value="9">
            <text:p>9</text:p>
          </table:table-cell>
          <table:table-cell table:style-name="ce1" office:value-type="float" office:value="28">
            <text:p>28</text:p>
          </table:table-cell>
          <table:table-cell table:style-name="ce1" table:number-columns-repeated="6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Delivery Of Complete Software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Testing</text:p>
          </table:table-cell>
          <table:table-cell table:style-name="ce1" office:value-type="float" office:value="92">
            <text:p>92</text:p>
          </table:table-cell>
          <table:table-cell table:style-name="ce1" table:number-columns-repeated="4"/>
          <table:table-cell table:style-name="ce1" office:value-type="float" office:value="4">
            <text:p>4</text:p>
          </table:table-cell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table:number-columns-repeated="2"/>
        </table:table-row>
        <table:table-row table:style-name="ro2">
          <table:table-cell table:style-name="ce1" office:value-type="string">
            <text:p>Web Programming</text:p>
          </table:table-cell>
          <table:table-cell table:style-name="ce1" office:value-type="float" office:value="61">
            <text:p>61</text:p>
          </table:table-cell>
          <table:table-cell table:style-name="ce1" table:number-columns-repeated="10"/>
          <table:table-cell table:style-name="ce1" office:value-type="float" office:value="31">
            <text:p>31</text:p>
          </table:table-cell>
        </table:table-row>
        <table:table-row table:style-name="ro2">
          <table:table-cell table:style-name="ce1" office:value-type="string">
            <text:p>Android Programming</text:p>
          </table:table-cell>
          <table:table-cell table:style-name="ce1" office:value-type="float" office:value="61">
            <text:p>61</text:p>
          </table:table-cell>
          <table:table-cell table:style-name="ce1" table:number-columns-repeated="9"/>
          <table:table-cell table:style-name="ce1" office:value-type="float" office:value="31">
            <text:p>31</text:p>
          </table:table-cell>
          <table:table-cell table:style-name="ce1"/>
        </table:table-row>
        <table:table-row table:style-name="ro2">
          <table:table-cell table:style-name="ce2" table:number-columns-repeated="13"/>
        </table:table-row>
        <table:table-row table:style-name="ro4">
          <table:table-cell table:style-name="ce1" office:value-type="string">
            <text:p>1<text:span text:style-name="T1">st</text:span> Working Prototype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">
            <text:p>7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Testing</text:p>
          </table:table-cell>
          <table:table-cell table:style-name="ce1" office:value-type="float" office:value="58">
            <text:p>58</text:p>
          </table:table-cell>
          <table:table-cell table:style-name="ce1" table:number-columns-repeated="4"/>
          <table:table-cell table:style-name="ce1" office:value-type="float" office:value="2">
            <text:p>2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Web Programming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10"/>
          <table:table-cell table:style-name="ce1" office:value-type="float" office:value="38">
            <text:p>38</text:p>
          </table:table-cell>
        </table:table-row>
        <table:table-row table:style-name="ro2">
          <table:table-cell table:style-name="ce1" office:value-type="string">
            <text:p>Android Programming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9"/>
          <table:table-cell table:style-name="ce1" office:value-type="float" office:value="38">
            <text:p>38</text:p>
          </table:table-cell>
          <table:table-cell table:style-name="ce1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Design Specification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Detailed Desig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Interface Descrip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Dependency Descrip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Decomposition Descrip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9"/>
          <table:table-cell table:number-columns-repeated="2" table:style-name="ce1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Introduction</text:p>
          </table:table-cell>
          <table:table-cell table:style-name="ce1" office:value-type="float" office:value="33">
            <text:p>33</text:p>
          </table:table-cell>
          <table:table-cell table:style-name="ce1" table:number-columns-repeated="8"/>
          <table:table-cell table:style-name="ce1" office:value-type="float" office:value="16">
            <text:p>16</text:p>
          </table:table-cell>
          <table:table-cell table:style-name="ce1" table:number-columns-repeated="2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Test Specification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">
            <text:p>7</text:p>
          </table:table-cell>
          <table:table-cell table:style-name="ce1" table:number-columns-repeated="10"/>
        </table:table-row>
        <table:table-row table:style-name="ro4">
          <table:table-cell table:style-name="ce1" office:value-type="string">
            <text:p>2<text:span text:style-name="T1">nd</text:span> ½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4"/>
          <table:table-cell table:style-name="ce1" office:value-type="float" office:value="17">
            <text:p>17</text:p>
          </table:table-cell>
          <table:table-cell table:style-name="ce1" table:number-columns-repeated="6"/>
        </table:table-row>
        <table:table-row table:style-name="ro4">
          <table:table-cell table:style-name="ce1" office:value-type="string">
            <text:p>1<text:span text:style-name="T1">st</text:span> ½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5"/>
          <table:table-cell table:style-name="ce1" office:value-type="float" office:value="17">
            <text:p>17</text:p>
          </table:table-cell>
          <table:table-cell table:style-name="ce1" table:number-columns-repeated="5"/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1" office:value-type="string">
            <text:p>Project Pla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">
            <text:p>26</text:p>
          </table:table-cell>
          <table:table-cell table:style-name="ce1" table:number-columns-repeated="10"/>
        </table:table-row>
        <table:table-row table:style-name="ro2">
          <table:table-cell table:style-name="ce1" office:value-type="string">
            <text:p>Risk Analysis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1" office:value-type="float" office:value="23">
            <text:p>23</text:p>
          </table:table-cell>
          <table:table-cell table:style-name="ce1" table:number-columns-repeated="6"/>
        </table:table-row>
        <table:table-row table:style-name="ro3">
          <table:table-cell table:style-name="ce1" office:value-type="string">
            <text:p>Gantt Chart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Web UI 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24">
            <text:p>24</text:p>
          </table:table-cell>
          <table:table-cell table:style-name="ce1" table:number-columns-repeated="7"/>
        </table:table-row>
        <table:table-row table:style-name="ro2">
          <table:table-cell table:style-name="ce1" office:value-type="string">
            <text:p>Android UI Design</text:p>
          </table:table-cell>
          <table:table-cell table:style-name="ce1" office:value-type="float" office:value="0">
            <text:p>0</text:p>
          </table:table-cell>
          <table:table-cell table:style-name="ce1" table:number-columns-repeated="6"/>
          <table:table-cell table:style-name="ce1" office:value-type="float" office:value="19">
            <text:p>19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Web Use-Cas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3"/>
          <table:table-cell table:style-name="ce1" office:value-type="float" office:value="22">
            <text:p>22</text:p>
          </table:table-cell>
          <table:table-cell table:style-name="ce1" table:number-columns-repeated="7"/>
        </table:table-row>
        <table:table-row table:style-name="ro2">
          <table:table-cell table:style-name="ce1" office:value-type="string">
            <text:p>Android Use-Cases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22">
            <text:p>22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Overview of Proposed System</text:p>
          </table:table-cell>
          <table:table-cell table:style-name="ce1" office:value-type="float" office:value="0">
            <text:p>0</text:p>
          </table:table-cell>
          <table:table-cell table:style-name="ce1" table:number-columns-repeated="5"/>
          <table:table-cell table:style-name="ce1" office:value-type="float" office:value="23">
            <text:p>23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>
            <text:p>Introduction</text:p>
          </table:table-cell>
          <table:table-cell table:style-name="ce1" office:value-type="float" office:value="0">
            <text:p>0</text:p>
          </table:table-cell>
          <table:table-cell table:style-name="ce1" table:number-columns-repeated="7"/>
          <table:table-cell table:style-name="ce1" office:value-type="float" office:value="23">
            <text:p>23</text:p>
          </table:table-cell>
          <table:table-cell table:style-name="ce1" table:number-columns-repeated="3"/>
        </table:table-row>
        <table:table-row table:style-name="ro2" table:number-rows-repeated="104853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1" table:target-range-address="Data.A4:Data.M3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 style:data-style-name="N2" text:time-value="0000-00-00T20:27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3-11-07T20:32:35</dc:date>
    <meta:editing-duration>PT3H6M19S</meta:editing-duration>
    <meta:editing-cycles>20</meta:editing-cycles>
    <meta:generator>LibreOffice/4.0.4.2$Linux_X86_64 LibreOffice_project/400m0$Build-2</meta:generator>
    <dc:creator>Daniel </dc:creator>
    <meta:document-statistic meta:table-count="2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>
      <style:chart-properties style:rotation-angle="9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7" style:family="chart">
      <style:chart-properties style:rotation-angle="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26.387cm" xlink:href=".." xlink:type="simple" chart:class="chart:bar" chart:style-name="ch1">
        <chart:legend svg:x="1.008cm" svg:y="25.399cm" style:legend-expansion="custom" chartooo:width="42.157cm" chartooo:height="0.987cm" style:legend-expansion-aspect-ratio="42.7122593718338" chart:style-name="ch2"/>
        <chart:plot-area chart:style-name="ch3" table:cell-range-address="Data.A1:Data.M35" chart:data-source-has-labels="both" svg:x="1.361cm" svg:y="0.829cm" svg:width="48.005cm" svg:height="22.626cm">
          <chartooo:coordinate-region svg:x="8.518cm" svg:y="0.829cm" svg:width="40.41cm" svg:height="21.794cm"/>
          <chart:axis chart:dimension="x" chart:name="primary-x" chart:style-name="ch4" chartooo:axis-type="text">
            <chart:title svg:x="0.169cm" svg:y="17.154cm" chart:style-name="ch5">
              <text:p>Task</text:p>
            </chart:title>
            <chart:categories table:cell-range-address="Data.A2:Data.A35"/>
          </chart:axis>
          <chart:axis chart:dimension="y" chart:name="primary-y" chart:style-name="ch6">
            <chart:title svg:x="25.045cm" svg:y="23.222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5" chart:label-cell-address="Data.B1:Data.B1" chart:class="chart:bar">
            <chart:data-point chart:repeated="34"/>
          </chart:series>
          <chart:series chart:style-name="ch10" chart:values-cell-range-address="Data.C2:Data.C35" chart:label-cell-address="Data.C1:Data.C1" chart:class="chart:bar">
            <chart:data-point chart:repeated="34"/>
          </chart:series>
          <chart:series chart:style-name="ch11" chart:values-cell-range-address="Data.D2:Data.D35" chart:label-cell-address="Data.D1:Data.D1" chart:class="chart:bar">
            <chart:data-point chart:repeated="34"/>
          </chart:series>
          <chart:series chart:style-name="ch12" chart:values-cell-range-address="Data.E2:Data.E35" chart:label-cell-address="Data.E1:Data.E1" chart:class="chart:bar">
            <chart:data-point chart:repeated="34"/>
          </chart:series>
          <chart:series chart:style-name="ch13" chart:values-cell-range-address="Data.F2:Data.F35" chart:label-cell-address="Data.F1:Data.F1" chart:class="chart:bar">
            <chart:data-point chart:repeated="34"/>
          </chart:series>
          <chart:series chart:style-name="ch14" chart:values-cell-range-address="Data.G2:Data.G35" chart:label-cell-address="Data.G1:Data.G1" chart:class="chart:bar">
            <chart:data-point chart:repeated="34"/>
          </chart:series>
          <chart:series chart:style-name="ch15" chart:values-cell-range-address="Data.H2:Data.H35" chart:label-cell-address="Data.H1:Data.H1" chart:class="chart:bar">
            <chart:data-point chart:repeated="34"/>
          </chart:series>
          <chart:series chart:style-name="ch16" chart:values-cell-range-address="Data.I2:Data.I35" chart:label-cell-address="Data.I1:Data.I1" chart:class="chart:bar">
            <chart:data-point chart:repeated="34"/>
          </chart:series>
          <chart:series chart:style-name="ch17" chart:values-cell-range-address="Data.J2:Data.J35" chart:label-cell-address="Data.J1:Data.J1" chart:class="chart:bar">
            <chart:data-point chart:repeated="34"/>
          </chart:series>
          <chart:series chart:style-name="ch18" chart:values-cell-range-address="Data.K2:Data.K35" chart:label-cell-address="Data.K1:Data.K1" chart:class="chart:bar">
            <chart:data-point chart:repeated="34"/>
          </chart:series>
          <chart:series chart:style-name="ch19" chart:values-cell-range-address="Data.L2:Data.L35" chart:label-cell-address="Data.L1:Data.L1" chart:class="chart:bar">
            <chart:data-point chart:repeated="34"/>
          </chart:series>
          <chart:series chart:style-name="ch20" chart:values-cell-range-address="Data.M2:Data.M35" chart:label-cell-address="Data.M1:Data.M1" chart:class="chart:bar">
            <chart:data-point chart:repeated="3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Project</text:p>
                <draw:g>
                  <svg:desc>Data.A2:Data.A35</svg:desc>
                </draw:g>
              </table:table-cell>
              <table:table-cell office:value-type="float" office:value="0">
                <text:p>0</text:p>
                <draw:g>
                  <svg:desc>Data.B2:Data.B35</svg:desc>
                </draw:g>
              </table:table-cell>
              <table:table-cell office:value-type="float" office:value="120">
                <text:p>120</text:p>
                <draw:g>
                  <svg:desc>Data.C2:Data.C35</svg:desc>
                </draw:g>
              </table:table-cell>
              <table:table-cell office:value-type="float" office:value="NaN">
                <text:p>NaN</text:p>
                <draw:g>
                  <svg:desc>Data.D2:Data.D35</svg:desc>
                </draw:g>
              </table:table-cell>
              <table:table-cell office:value-type="float" office:value="NaN">
                <text:p>NaN</text:p>
                <draw:g>
                  <svg:desc>Data.E2:Data.E35</svg:desc>
                </draw:g>
              </table:table-cell>
              <table:table-cell office:value-type="float" office:value="NaN">
                <text:p>NaN</text:p>
                <draw:g>
                  <svg:desc>Data.F2:Data.F35</svg:desc>
                </draw:g>
              </table:table-cell>
              <table:table-cell office:value-type="float" office:value="NaN">
                <text:p>NaN</text:p>
                <draw:g>
                  <svg:desc>Data.G2:Data.G35</svg:desc>
                </draw:g>
              </table:table-cell>
              <table:table-cell office:value-type="float" office:value="NaN">
                <text:p>NaN</text:p>
                <draw:g>
                  <svg:desc>Data.H2:Data.H35</svg:desc>
                </draw:g>
              </table:table-cell>
              <table:table-cell office:value-type="float" office:value="NaN">
                <text:p>NaN</text:p>
                <draw:g>
                  <svg:desc>Data.I2:Data.I35</svg:desc>
                </draw:g>
              </table:table-cell>
              <table:table-cell office:value-type="float" office:value="NaN">
                <text:p>NaN</text:p>
                <draw:g>
                  <svg:desc>Data.J2:Data.J35</svg:desc>
                </draw:g>
              </table:table-cell>
              <table:table-cell office:value-type="float" office:value="NaN">
                <text:p>NaN</text:p>
                <draw:g>
                  <svg:desc>Data.K2:Data.K35</svg:desc>
                </draw:g>
              </table:table-cell>
              <table:table-cell office:value-type="float" office:value="NaN">
                <text:p>NaN</text:p>
                <draw:g>
                  <svg:desc>Data.L2:Data.L35</svg:desc>
                </draw:g>
              </table:table-cell>
              <table:table-cell office:value-type="float" office:value="NaN">
                <text:p>NaN</text:p>
                <draw:g>
                  <svg:desc>Data.M2:Data.M35</svg:desc>
                </draw:g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>
      <style:chart-properties style:rotation-angle="9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7" style:family="chart">
      <style:chart-properties style:rotation-angle="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26.387cm" xlink:href=".." xlink:type="simple" chart:class="chart:bar" chart:style-name="ch1">
        <chart:legend svg:x="1.008cm" svg:y="25.399cm" style:legend-expansion="custom" chartooo:width="42.157cm" chartooo:height="0.987cm" style:legend-expansion-aspect-ratio="42.7122593718338" chart:style-name="ch2"/>
        <chart:plot-area chart:style-name="ch3" table:cell-range-address="Data.A2:Data.M35 Data.B1:Data.M1" chart:data-source-has-labels="both" svg:x="1.361cm" svg:y="0.829cm" svg:width="48.005cm" svg:height="22.626cm">
          <chartooo:coordinate-region svg:x="8.518cm" svg:y="0.829cm" svg:width="40.41cm" svg:height="21.794cm"/>
          <chart:axis chart:dimension="x" chart:name="primary-x" chart:style-name="ch4" chartooo:axis-type="text">
            <chart:title svg:x="0.17cm" svg:y="17.153cm" chart:style-name="ch5">
              <text:p>Task</text:p>
            </chart:title>
            <chart:categories table:cell-range-address="Data.A2:Data.A35"/>
          </chart:axis>
          <chart:axis chart:dimension="y" chart:name="primary-y" chart:style-name="ch6">
            <chart:title svg:x="25.046cm" svg:y="23.223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5" chart:label-cell-address="Data.B1:Data.B1" chart:class="chart:bar">
            <chart:data-point chart:repeated="34"/>
          </chart:series>
          <chart:series chart:style-name="ch10" chart:values-cell-range-address="Data.C2:Data.C35" chart:label-cell-address="Data.C1:Data.C1" chart:class="chart:bar">
            <chart:data-point chart:repeated="34"/>
          </chart:series>
          <chart:series chart:style-name="ch11" chart:values-cell-range-address="Data.D2:Data.D35" chart:label-cell-address="Data.D1:Data.D1" chart:class="chart:bar">
            <chart:data-point chart:repeated="34"/>
          </chart:series>
          <chart:series chart:style-name="ch12" chart:values-cell-range-address="Data.E2:Data.E35" chart:label-cell-address="Data.E1:Data.E1" chart:class="chart:bar">
            <chart:data-point chart:repeated="34"/>
          </chart:series>
          <chart:series chart:style-name="ch13" chart:values-cell-range-address="Data.F2:Data.F35" chart:label-cell-address="Data.F1:Data.F1" chart:class="chart:bar">
            <chart:data-point chart:repeated="34"/>
          </chart:series>
          <chart:series chart:style-name="ch14" chart:values-cell-range-address="Data.G2:Data.G35" chart:label-cell-address="Data.G1:Data.G1" chart:class="chart:bar">
            <chart:data-point chart:repeated="34"/>
          </chart:series>
          <chart:series chart:style-name="ch15" chart:values-cell-range-address="Data.H2:Data.H35" chart:label-cell-address="Data.H1:Data.H1" chart:class="chart:bar">
            <chart:data-point chart:repeated="34"/>
          </chart:series>
          <chart:series chart:style-name="ch16" chart:values-cell-range-address="Data.I2:Data.I35" chart:label-cell-address="Data.I1:Data.I1" chart:class="chart:bar">
            <chart:data-point chart:repeated="34"/>
          </chart:series>
          <chart:series chart:style-name="ch17" chart:values-cell-range-address="Data.J2:Data.J35" chart:label-cell-address="Data.J1:Data.J1" chart:class="chart:bar">
            <chart:data-point chart:repeated="34"/>
          </chart:series>
          <chart:series chart:style-name="ch18" chart:values-cell-range-address="Data.K2:Data.K35" chart:label-cell-address="Data.K1:Data.K1" chart:class="chart:bar">
            <chart:data-point chart:repeated="34"/>
          </chart:series>
          <chart:series chart:style-name="ch19" chart:values-cell-range-address="Data.L2:Data.L35" chart:label-cell-address="Data.L1:Data.L1" chart:class="chart:bar">
            <chart:data-point chart:repeated="34"/>
          </chart:series>
          <chart:series chart:style-name="ch20" chart:values-cell-range-address="Data.M2:Data.M35" chart:label-cell-address="Data.M1:Data.M1" chart:class="chart:bar">
            <chart:data-point chart:repeated="3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Project</text:p>
                <draw:g>
                  <svg:desc>Data.A2:Data.A35</svg:desc>
                </draw:g>
              </table:table-cell>
              <table:table-cell office:value-type="float" office:value="0">
                <text:p>0</text:p>
                <draw:g>
                  <svg:desc>Data.B2:Data.B35</svg:desc>
                </draw:g>
              </table:table-cell>
              <table:table-cell office:value-type="float" office:value="120">
                <text:p>120</text:p>
                <draw:g>
                  <svg:desc>Data.C2:Data.C35</svg:desc>
                </draw:g>
              </table:table-cell>
              <table:table-cell office:value-type="float" office:value="NaN">
                <text:p>NaN</text:p>
                <draw:g>
                  <svg:desc>Data.D2:Data.D35</svg:desc>
                </draw:g>
              </table:table-cell>
              <table:table-cell office:value-type="float" office:value="NaN">
                <text:p>NaN</text:p>
                <draw:g>
                  <svg:desc>Data.E2:Data.E35</svg:desc>
                </draw:g>
              </table:table-cell>
              <table:table-cell office:value-type="float" office:value="NaN">
                <text:p>NaN</text:p>
                <draw:g>
                  <svg:desc>Data.F2:Data.F35</svg:desc>
                </draw:g>
              </table:table-cell>
              <table:table-cell office:value-type="float" office:value="NaN">
                <text:p>NaN</text:p>
                <draw:g>
                  <svg:desc>Data.G2:Data.G35</svg:desc>
                </draw:g>
              </table:table-cell>
              <table:table-cell office:value-type="float" office:value="NaN">
                <text:p>NaN</text:p>
                <draw:g>
                  <svg:desc>Data.H2:Data.H35</svg:desc>
                </draw:g>
              </table:table-cell>
              <table:table-cell office:value-type="float" office:value="NaN">
                <text:p>NaN</text:p>
                <draw:g>
                  <svg:desc>Data.I2:Data.I35</svg:desc>
                </draw:g>
              </table:table-cell>
              <table:table-cell office:value-type="float" office:value="NaN">
                <text:p>NaN</text:p>
                <draw:g>
                  <svg:desc>Data.J2:Data.J35</svg:desc>
                </draw:g>
              </table:table-cell>
              <table:table-cell office:value-type="float" office:value="NaN">
                <text:p>NaN</text:p>
                <draw:g>
                  <svg:desc>Data.K2:Data.K35</svg:desc>
                </draw:g>
              </table:table-cell>
              <table:table-cell office:value-type="float" office:value="NaN">
                <text:p>NaN</text:p>
                <draw:g>
                  <svg:desc>Data.L2:Data.L35</svg:desc>
                </draw:g>
              </table:table-cell>
              <table:table-cell office:value-type="float" office:value="NaN">
                <text:p>NaN</text:p>
                <draw:g>
                  <svg:desc>Data.M2:Data.M35</svg:desc>
                </draw:g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